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ahoma1" svg:font-family="Tahoma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" svg:font-family="'Gill Sans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Gill Sans"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Gill Sans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Gill Sans" fo:font-size="11pt" fo:font-style="italic" style:font-size-asian="11pt" style:font-style-asian="italic" style:font-size-complex="11pt" style:font-style-complex="italic"/>
    </style:style>
    <style:style style:name="P4" style:family="paragraph" style:parent-style-name="Standard">
      <style:paragraph-properties fo:text-align="justify" style:justify-single-word="false"/>
      <style:text-properties style:font-name="Gill Sans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center" style:justify-single-word="false" fo:padding="0in" fo:border-left="none" fo:border-right="none" fo:border-top="none" fo:border-bottom="0.0071in solid #000000" style:shadow="none"/>
      <style:text-properties style:font-name="Gill Sans" fo:font-size="11pt" fo:font-weight="bold" style:font-size-asian="11pt" style:font-weight-asian="bold" style:font-size-complex="11pt" style:font-weight-complex="bold"/>
    </style:style>
    <style:style style:name="P6" style:family="paragraph" style:parent-style-name="Footer">
      <style:paragraph-properties fo:text-align="end" style:justify-single-word="false"/>
      <style:text-properties style:font-name="Gill Sans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4" style:family="text">
      <style:text-properties style:font-style-asian="italic"/>
    </style:style>
    <style:style style:name="T5" style:family="text">
      <style:text-properties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AME</text:p>
      <text:p text:style-name="P1"><text:span text:style-name="T3"><text:tab/>editline, el_init, el_end, el_reset, el_gets, el_getc, el_push, el_parse, el_set, el_get, el_source, el_resize, el_line, el_insertstr, el_deletestr, history_init, history_end, history, tok_init, tok_end, tok_reset, tok_line, tok_str </text:span>-- line editor, history and tokenization functions</text:p>
      <text:p text:style-name="P1"/>
      <text:p text:style-name="P4">LIBRARY</text:p>
      <text:p text:style-name="P1"><text:tab/>Command Line Editor Library (libedit, -ledit)</text:p>
      <text:p text:style-name="P1"/>
      <text:p text:style-name="P4">SYNOPSIS</text:p>
      <text:p text:style-name="P1"><text:s/><text:span text:style-name="T2"><text:tab/>#include &lt;histedit.h&gt;</text:span></text:p>
      <text:p text:style-name="P3"/>
      <text:p text:style-name="P3"><text:tab/>EditLine * el_init(const char *prog, FILE *fin, FILE *fout, FILE *ferr);</text:p>
      <text:p text:style-name="P3"/>
      <text:p text:style-name="P3"><text:tab/>void el_end(EditLine *e);</text:p>
      <text:p text:style-name="P3"/>
      <text:p text:style-name="P3"><text:tab/>void el_reset(EditLine *e);</text:p>
      <text:p text:style-name="P3"/>
      <text:p text:style-name="P3"><text:s/><text:tab/>const char * el_gets(EditLine *e, int *count);</text:p>
      <text:p text:style-name="P3"/>
      <text:p text:style-name="P3"><text:tab/>int el_getc(EditLine *e, char *ch);</text:p>
      <text:p text:style-name="P3"/>
      <text:p text:style-name="P3"><text:s/><text:tab/>void el_push(EditLine *e, const char *str);</text:p>
      <text:p text:style-name="P3"/>
      <text:p text:style-name="P3"><text:s/><text:tab/>int el_parse(EditLine *e, int argc, const char *argv[]);</text:p>
      <text:p text:style-name="P3"/>
      <text:p text:style-name="P3"><text:s/><text:tab/>int el_set(EditLine *e, int op, ...);</text:p>
      <text:p text:style-name="P3"/>
      <text:p text:style-name="P3"><text:s/><text:tab/>int el_get(EditLine *e, int op, void *result);</text:p>
      <text:p text:style-name="P3"/>
      <text:p text:style-name="P3"><text:s/><text:tab/>int el_source(EditLine *e, const char *file);</text:p>
      <text:p text:style-name="P3"/>
      <text:p text:style-name="P3"><text:s/><text:tab/>void el_resize(EditLine *e);</text:p>
      <text:p text:style-name="P3"/>
      <text:p text:style-name="P3"><text:s/><text:tab/>const LineInfo * el_line(EditLine *e);</text:p>
      <text:p text:style-name="P3"/>
      <text:p text:style-name="P3"><text:s/><text:tab/>int el_insertstr(EditLine *e, const char *str);</text:p>
      <text:p text:style-name="P3"/>
      <text:p text:style-name="P3"><text:s/><text:tab/>void el_deletestr(EditLine *e, int count);</text:p>
      <text:p text:style-name="P3"/>
      <text:p text:style-name="P3"><text:tab/>History * history_init();</text:p>
      <text:p text:style-name="P3"/>
      <text:p text:style-name="P3"><text:s/><text:tab/>void history_end(History *h);</text:p>
      <text:p text:style-name="P3"/>
      <text:p text:style-name="P3"><text:tab/>int history(History *h, HistEvent *ev, int op, ...);</text:p>
      <text:p text:style-name="P3"/>
      <text:p text:style-name="P3"><text:tab/>Tokenizer * tok_init(const char *IFS);</text:p>
      <text:p text:style-name="P3"/>
      <text:p text:style-name="P3"><text:tab/>void tok_end(Tokenizer *t);</text:p>
      <text:p text:style-name="P3"/>
      <text:p text:style-name="P3"><text:tab/>void tok_reset(Tokenizer *t);</text:p>
      <text:p text:style-name="P3"/>
      <text:p text:style-name="P3"><text:tab/>int tok_line(Tokenizer *t, const LineInfo *li, int *argc, const char **argv[], int *cursorc, int *cursoro);</text:p>
      <text:p text:style-name="P3"/>
      <text:p text:style-name="P1"><text:span text:style-name="T2"><text:tab/>int tok_str(Tokenizer *t, const char *str, int *argc, const char **argv[]);</text:span></text:p>
      <text:p text:style-name="P4"><text:soft-page-break/>DESCRIPTION</text:p>
      <text:p text:style-name="P1"><text:tab/>The editline library provides generic line editing, history and tokenization functions, similar to those <text:tab/>found in sh(1). These functions are available in the libedit library (which needs the libcurses library). <text:s/><text:tab/>Programs should be linked with -ledit -lcurses.</text:p>
      <text:p text:style-name="P1"/>
      <text:p text:style-name="P4">LINE EDITING FUNCTIONS</text:p>
      <text:p text:style-name="P1"><text:tab/>The line editing functions use a common data structure, EditLine, which is created by el_init() and <text:tab/>freed by el_end(). The following functions are available:</text:p>
      <text:p text:style-name="P1"/>
      <text:p text:style-name="P1"><text:s text:c="5"/>el_init()</text:p>
      <text:p text:style-name="P1"><text:tab/>Initialise the line editor, and return a data structure to be used by all other line editing functions. <text:s/><text:tab/>prog is the name of invoking program, used when reading the editrc(5) file to determine which <text:tab/>settings to use. <text:s/>fin, fout and ferr are the input, output, and error streams (respectively) to use. <text:s/>In <text:tab/>this documentation, references to ``the tty'' are actually to this input/output stream combination.</text:p>
      <text:p text:style-name="P1"/>
      <text:p text:style-name="P1"><text:s text:c="5"/>el_end</text:p>
      <text:p text:style-name="P1"><text:tab/>Clean up and finish with e, assumed to have been created with el_init().</text:p>
      <text:p text:style-name="P1"/>
      <text:p text:style-name="P1"><text:s text:c="5"/>el_reset()</text:p>
      <text:p text:style-name="P1"><text:tab/>Reset the tty and the parser. <text:s/>This should be called after an error which may have upset the tty's <text:tab/>state.</text:p>
      <text:p text:style-name="P1"/>
      <text:p text:style-name="P1"><text:s text:c="5"/>el_gets()</text:p>
      <text:p text:style-name="P1"><text:tab/>Read a line from the tty. <text:s/>count is modified to contain the number of characters read.<text:tab/>Returns the <text:tab/>line read if successful, or NULL if no characters were read or if an error occurred.</text:p>
      <text:p text:style-name="P1"/>
      <text:p text:style-name="P1"><text:s text:c="5"/>el_getc()</text:p>
      <text:p text:style-name="P1"><text:tab/>Read a character from the tty. <text:s/>ch is modified to contain the character read. Returns the number of <text:tab/>characters read if successful, -1 otherwise.</text:p>
      <text:p text:style-name="P1"/>
      <text:p text:style-name="P1"><text:s text:c="5"/>el_push()</text:p>
      <text:p text:style-name="P1"><text:tab/>Pushes str back onto the input stream. <text:s/>This is used by the macro expansion mechanism. <text:s/>Refer to <text:tab/>the description of bind -s in editrc(5) for more information.</text:p>
      <text:p text:style-name="P1"/>
      <text:p text:style-name="P1"><text:s text:c="5"/>el_parse()</text:p>
      <text:p text:style-name="P1"><text:s/><text:tab/>Parses the argv array (which is argc elements in size) to execute builtin editline commands. <text:s/>If the <text:tab/>command is prefixed with ``prog'': then el_parse() will only execute the command if ``prog'' <text:tab/>matches the prog argument supplied to el_init(). <text:s/>The return value is -1 if the command is unknown, <text:tab/>0 if there was no error or ``prog'' didn't match, or 1 if the command returned an error.</text:p>
      <text:p text:style-name="P1"><text:tab/>Refer to editrc(5) for more information.</text:p>
      <text:p text:style-name="P1"/>
      <text:p text:style-name="P1"><text:s text:c="5"/>el_set()</text:p>
      <text:p text:style-name="P1"><text:tab/>Set editline parameters. <text:s/>op determines which parameter to set, and each operation has its own <text:tab/>parameter list.</text:p>
      <text:p text:style-name="P1"/>
      <text:p text:style-name="P1"><text:tab/>The following values for op are supported, along with the required argument list:</text:p>
      <text:p text:style-name="P1"/>
      <text:p text:style-name="P1"><text:tab/>EL_PROMPT, char *(*f)(EditLine</text:p>
      <text:p text:style-name="P1"><text:tab/><text:tab/>Define prompt printing function as f, which is to return a string that contains the prompt.</text:p>
      <text:p text:style-name="P1"/>
      <text:p text:style-name="P1"><text:tab/>EL_RPROMPT, char *(*f)(EditLine *)</text:p>
      <text:p text:style-name="P1"><text:tab/><text:tab/>Define right side prompt printing function as f, which is to return a string that contains the <text:tab/><text:tab/>prompt.</text:p>
      <text:p text:style-name="P1"/>
      <text:p text:style-name="P1"><text:soft-page-break/><text:tab/>EL_TERMINAL, const char *type</text:p>
      <text:p text:style-name="P1"><text:tab/><text:tab/>Define terminal type of the tty to be type, or to TERM if type is NULL.</text:p>
      <text:p text:style-name="P1"/>
      <text:p text:style-name="P1"><text:tab/>EL_EDITOR, const char *mode</text:p>
      <text:p text:style-name="P1"><text:tab/><text:tab/>Set editing mode to mode, which must be one of ``emacs'' or ``vi''.</text:p>
      <text:p text:style-name="P1"/>
      <text:p text:style-name="P1"><text:tab/>EL_SIGNAL, int flag</text:p>
      <text:p text:style-name="P1"><text:tab/><text:tab/>If flag is non-zero, editline will install its own signal handler for the following signals when <text:tab/><text:tab/>reading command input:</text:p>
      <text:p text:style-name="P1"><text:tab/><text:tab/>SIGCONT, SIGHUP, SIGINT, SIGQUIT, SIGSTOP, SIGTERM, SIGTSTP, and SIGWINCH. <text:tab/><text:tab/><text:tab/>Otherwise, the current signal handlers will be used.</text:p>
      <text:p text:style-name="P1"/>
      <text:p text:style-name="P1"><text:tab/>EL_BIND, const char *, ..., NULL</text:p>
      <text:p text:style-name="P1"><text:tab/><text:tab/>Perform the bind builtin command. <text:s/>Refer to editrc(5) for more information.</text:p>
      <text:p text:style-name="P1"/>
      <text:p text:style-name="P1"><text:tab/>EL_ECHOTC, const char *, ..., NULL</text:p>
      <text:p text:style-name="P1"><text:tab/><text:tab/>Perform the echotc builtin command. <text:s/>Refer to editrc(5) for more information.</text:p>
      <text:p text:style-name="P1"/>
      <text:p text:style-name="P1"><text:tab/>EL_SETTC, const char *, ..., NULL</text:p>
      <text:p text:style-name="P1"><text:tab/><text:tab/>Perform the settc builtin command. <text:s/>Refer to editrc(5) for more information.</text:p>
      <text:p text:style-name="P1"/>
      <text:p text:style-name="P1"><text:tab/>EL_SETTY, const char *, ..., NULL</text:p>
      <text:p text:style-name="P1"><text:tab/><text:tab/> Perform the setty builtin command. <text:s/>Refer to editrc(5) for</text:p>
      <text:p text:style-name="P1"><text:tab/><text:tab/> more information.</text:p>
      <text:p text:style-name="P1"/>
      <text:p text:style-name="P1"><text:tab/>EL_TELLTC, const char *, ..., NULL</text:p>
      <text:p text:style-name="P1"><text:tab/><text:tab/>Perform the telltc builtin command. <text:s/>Refer to editrc(5) for more information.</text:p>
      <text:p text:style-name="P1"/>
      <text:p text:style-name="P1"><text:tab/>EL_ADDFN, const char *name, const char *help, unsigned char (*func)(EditLine *e, int ch)</text:p>
      <text:p text:style-name="P1"><text:tab/><text:tab/>Add a user defined function, func(), referred to as name which is invoked when a key which is <text:tab/><text:tab/>bound to name is entered. <text:s/>help is a description of name. <text:s/>At invocation time, ch is the key <text:tab/><text:tab/>which caused the invocation. <text:s/>The return value of func() should be one of:</text:p>
      <text:p text:style-name="P1"/>
      <text:p text:style-name="P1"><text:tab/><text:tab/>CC_NORM <text:s/>- <text:s/>Add a normal character.</text:p>
      <text:p text:style-name="P1"/>
      <text:p text:style-name="P1"><text:tab/><text:tab/>CC_NEWLINE <text:s/>- End of line was entered.</text:p>
      <text:p text:style-name="P1"/>
      <text:p text:style-name="P1"><text:tab/><text:tab/>CC_EOF <text:s/>- <text:s text:c="2"/>EOF was entered.</text:p>
      <text:p text:style-name="P1"/>
      <text:p text:style-name="P1"><text:tab/><text:tab/>CC_ARGHACK <text:s/>- <text:s/>Expecting further command input as arguments, do nothing visually.</text:p>
      <text:p text:style-name="P1"/>
      <text:p text:style-name="P1"><text:tab/><text:tab/>CC_REFRESH <text:s/>- <text:s/>Refresh display.</text:p>
      <text:p text:style-name="P1"/>
      <text:p text:style-name="P1"><text:tab/><text:tab/>CC_REFRESH_BEEP <text:s/>- <text:s/>Refresh display, and beep.</text:p>
      <text:p text:style-name="P1"/>
      <text:p text:style-name="P1"><text:tab/><text:tab/>CC_CURSOR <text:s text:c="4"/>Cursor moved, so update and perform CC_REFRESH.</text:p>
      <text:p text:style-name="P1"/>
      <text:p text:style-name="P1"><text:tab/><text:tab/>CC_REDISPLAY <text:s/>- <text:s/>Redisplay entire input line. <text:s/>This is useful if a key binding outputs extra <text:tab/><text:tab/><text:tab/><text:tab/> <text:s text:c="6"/>information.</text:p>
      <text:p text:style-name="P1"/>
      <text:p text:style-name="P1"><text:tab/><text:tab/>CC_ERROR <text:s/>- <text:s/>An error occurred. <text:s/>Beep, and flush tty.</text:p>
      <text:p text:style-name="P1"/>
      <text:p text:style-name="P1"><text:tab/><text:tab/>CC_FATAL <text:s/>- <text:s/>Fatal error, reset tty to known state.</text:p>
      <text:p text:style-name="P1"/>
      <text:p text:style-name="P1"><text:soft-page-break/><text:tab/>EL_HIST, History *(*func)(History *, int op, ...), const char *ptr</text:p>
      <text:p text:style-name="P1"><text:tab/><text:tab/>Defines which history function to use, which is usually history(). <text:s/>ptr should be the value <text:tab/><text:tab/>returned by history_init().</text:p>
      <text:p text:style-name="P1"/>
      <text:p text:style-name="P1"><text:tab/>EL_EDITMODE, int flag</text:p>
      <text:p text:style-name="P1"><text:tab/><text:tab/>If flag is non-zero, editing is enabled (the default). <text:s/>Note that this is only an indication, and <text:tab/><text:tab/>does not affect the operation of editline. <text:s/>At this time, it is the caller's responsibility to check <text:tab/><text:tab/>this (using el_get()) to determine if editing should be enabled or not.</text:p>
      <text:p text:style-name="P1"/>
      <text:p text:style-name="P1"><text:tab/>EL_GETCFN, int (*f)(EditLine *, char *c)</text:p>
      <text:p text:style-name="P1"><text:tab/><text:tab/>Define the character reading function as f, which is to return the number of characters read <text:tab/><text:tab/>and store them in c. This function is called internally by el_gets() and el_getc(). <text:s/>The builtin <text:tab/><text:tab/>function can be set or restored with the special function name ``EL_BUILTIN_GETCFN''.</text:p>
      <text:p text:style-name="P1"/>
      <text:p text:style-name="P1"><text:tab/>EL_CLIENTDATA, void *data</text:p>
      <text:p text:style-name="P1"><text:tab/><text:tab/>Register data to be associated with this EditLine structure. It can be retrieved with the <text:tab/><text:tab/><text:tab/>corresponding el_get() call.</text:p>
      <text:p text:style-name="P1"/>
      <text:p text:style-name="P1"><text:s text:c="5"/>el_get()</text:p>
      <text:p text:style-name="P1"><text:tab/>Get editline parameters. <text:s/>op determines which parameter to retrieve into result. <text:s/>Returns 0 if <text:tab/>successful, -1 otherwise.</text:p>
      <text:p text:style-name="P1"/>
      <text:p text:style-name="P1"><text:tab/>The following values for op are supported, along with actual type of result:</text:p>
      <text:p text:style-name="P1"><text:tab/></text:p>
      <text:p text:style-name="P1"><text:tab/>EL_PROMPT, char *(*f)(EditLine *)</text:p>
      <text:p text:style-name="P1"><text:tab/><text:tab/>Return a pointer to the function that displays the prompt.</text:p>
      <text:p text:style-name="P1"/>
      <text:p text:style-name="P1"><text:tab/>EL_RPROMPT, char *(*f)(EditLine *)</text:p>
      <text:p text:style-name="P1"><text:tab/><text:tab/>Return a pointer to the function that displays the rightside prompt.</text:p>
      <text:p text:style-name="P1"/>
      <text:p text:style-name="P1"><text:tab/>EL_EDITOR, const char *</text:p>
      <text:p text:style-name="P1"><text:tab/><text:tab/>Return the name of the editor, which will be one of ``emacs'' or ``vi''.</text:p>
      <text:p text:style-name="P1"/>
      <text:p text:style-name="P1"><text:tab/>EL_SIGNAL, int *</text:p>
      <text:p text:style-name="P1"><text:tab/><text:tab/>Return non-zero if editline has installed private signal handlers (see el_get() above).</text:p>
      <text:p text:style-name="P1"/>
      <text:p text:style-name="P1"><text:tab/>EL_EDITMODE, int *</text:p>
      <text:p text:style-name="P1"><text:tab/><text:tab/>Return non-zero if editing is enabled.</text:p>
      <text:p text:style-name="P1"/>
      <text:p text:style-name="P1"><text:tab/>EL_GETCFN, int (**f)(EditLine *, char *)</text:p>
      <text:p text:style-name="P1"><text:tab/><text:tab/>Return a pointer to the function that read characters, which is equal to <text:tab/><text:tab/><text:tab/><text:tab/>``EL_BUILTIN_GETCFN'' in the case of the default builtin function.</text:p>
      <text:p text:style-name="P1"/>
      <text:p text:style-name="P1"><text:tab/>EL_CLIENTDATA, void **data</text:p>
      <text:p text:style-name="P1"><text:tab/><text:tab/>Retrieve data previously registered with the corresponding el_set() call.</text:p>
      <text:p text:style-name="P1"/>
      <text:p text:style-name="P1"><text:tab/>EL_UNBUFFERED, int</text:p>
      <text:p text:style-name="P1"><text:tab/><text:tab/>Sets or clears unbuffered mode. <text:s/>In this mode, el_gets() will return immediately after <text:tab/><text:tab/><text:tab/>processing a single character.</text:p>
      <text:p text:style-name="P1"/>
      <text:p text:style-name="P1"><text:tab/>EL_PREP_TERM, int</text:p>
      <text:p text:style-name="P1"><text:tab/><text:tab/> Sets or clears terminal editing mode.</text:p>
      <text:p text:style-name="P1"/>
      <text:p text:style-name="P1"/>
      <text:p text:style-name="P1"><text:soft-page-break/><text:s text:c="5"/>el_source()</text:p>
      <text:p text:style-name="P1"><text:tab/>Initialise editline by reading the contents of file. <text:s/>el_parse() is called for each line in file. <text:s/>If file is <text:tab/>NULL, try $PWD/.editrc then $HOME/.editrc.<text:tab/>Refer to editrc(5) for details on the format of file.</text:p>
      <text:p text:style-name="P1"/>
      <text:p text:style-name="P1"><text:s text:c="5"/>el_resize()</text:p>
      <text:p text:style-name="P1"><text:tab/>Must be called if the terminal size changes. <text:s/>If EL_SIGNAL has been set with el_set(), then this is <text:tab/>done automatically. Otherwise, it's the responsibility of the application to call el_resize() on the <text:tab/>appropriate occasions.</text:p>
      <text:p text:style-name="P1"/>
      <text:p text:style-name="P1"><text:s text:c="5"/>el_line()</text:p>
      <text:p text:style-name="P1"><text:tab/>Return the editing information for the current line in a LineInfo structure, which is defined as follows:</text:p>
      <text:p text:style-name="P1"/>
      <text:p text:style-name="P1"><text:tab/> <text:s text:c="2"/>typedef struct lineinfo {</text:p>
      <text:p text:style-name="P1"><text:tab/> <text:s text:c="6"/>const char *buffer; <text:s text:c="3"/>/* address of buffer */</text:p>
      <text:p text:style-name="P1"><text:tab/> <text:s text:c="6"/>const char *cursor; <text:s text:c="3"/>/* address of cursor */</text:p>
      <text:p text:style-name="P1"><text:tab/> <text:s text:c="6"/>const char *lastchar; <text:s/>/* address of last character */</text:p>
      <text:p text:style-name="P1"><text:tab/> <text:s text:c="2"/>} LineInfo;</text:p>
      <text:p text:style-name="P1"><text:tab/></text:p>
      <text:p text:style-name="P1"><text:tab/>buffer is not NULL terminated. <text:s/>This function may be called after el_gets() to obtain the LineInfo <text:tab/>structure pertaining to line returned by that function, and from within user defined functions added <text:tab/>with EL_ADDFN.</text:p>
      <text:p text:style-name="P1"/>
      <text:p text:style-name="P1"><text:s text:c="5"/>el_insertstr()</text:p>
      <text:p text:style-name="P1"><text:tab/>Insert str into the line at the cursor. <text:s/>Returns -1 if str is empty or won't fit, and 0 otherwise.</text:p>
      <text:p text:style-name="P1"/>
      <text:p text:style-name="P1"><text:s text:c="5"/>el_deletestr()</text:p>
      <text:p text:style-name="P1"><text:tab/>Delete num characters before the cursor.</text:p>
      <text:p text:style-name="P1"/>
      <text:p text:style-name="P4">HISTORY LIST FUNCTIONS</text:p>
      <text:p text:style-name="P1"><text:tab/>The history functions use a common data structure, History, which is created by history_init() and <text:tab/>freed by history_end().</text:p>
      <text:p text:style-name="P1"/>
      <text:p text:style-name="P1"><text:tab/>The following functions are available:</text:p>
      <text:p text:style-name="P1"/>
      <text:p text:style-name="P1"><text:s text:c="5"/>history_init()</text:p>
      <text:p text:style-name="P1"><text:tab/>Initialise the history list, and return a data structure to be used by all other history list functions.</text:p>
      <text:p text:style-name="P1"/>
      <text:p text:style-name="P1"><text:s text:c="5"/>history_end()</text:p>
      <text:p text:style-name="P1"><text:tab/>Clean up and finish with h, assumed to have been created with history_init().</text:p>
      <text:p text:style-name="P1"/>
      <text:p text:style-name="P1"><text:s text:c="5"/>history()</text:p>
      <text:p text:style-name="P1"><text:tab/>Perform operation op on the history list, with optional arguments as needed by the operation.<text:tab/>ev is <text:tab/>changed accordingly to operation. <text:s/>The following values for op are supported, along with the required <text:tab/>argument list:</text:p>
      <text:p text:style-name="P1"/>
      <text:p text:style-name="P1"><text:tab/>H_SETSIZE, int size</text:p>
      <text:p text:style-name="P1"><text:tab/><text:tab/>Set size of history to size elements.</text:p>
      <text:p text:style-name="P1"/>
      <text:p text:style-name="P1"><text:tab/>H_GETSIZE</text:p>
      <text:p text:style-name="P1"><text:tab/><text:tab/> Get number of events currently in history.</text:p>
      <text:p text:style-name="P1"/>
      <text:p text:style-name="P1"><text:tab/>H_END</text:p>
      <text:p text:style-name="P1"><text:tab/><text:tab/>Cleans up and finishes with h, assumed to be created with history_init().</text:p>
      <text:p text:style-name="P1"/>
      <text:p text:style-name="P1"><text:soft-page-break/><text:tab/>H_CLEAR</text:p>
      <text:p text:style-name="P1"><text:tab/><text:tab/>Clear the history.</text:p>
      <text:p text:style-name="P1"/>
      <text:p text:style-name="P1"/>
      <text:p text:style-name="P1"/>
      <text:p text:style-name="P1"/>
      <text:p text:style-name="P1"><text:tab/>H_FUNC, void *ptr, history_gfun_t first, history_gfun_t next, history_gfun_t last, history_gfun_t prev, <text:tab/>history_gfun_tcurr, history_sfun_t set, history_vfun_t clear,history_efun_t enter, history_efun_t add</text:p>
      <text:p text:style-name="P1"><text:tab/><text:tab/>Define functions to perform various history operations. <text:s/>ptr is the argument given to a <text:tab/><text:tab/><text:tab/>function when it's invoked.</text:p>
      <text:p text:style-name="P1"/>
      <text:p text:style-name="P1"><text:tab/>H_FIRST</text:p>
      <text:p text:style-name="P1"><text:tab/><text:tab/>Return the first element in the history.</text:p>
      <text:p text:style-name="P1"/>
      <text:p text:style-name="P1"><text:tab/>H_LAST</text:p>
      <text:p text:style-name="P1"><text:tab/><text:tab/>Return the last element in the history.</text:p>
      <text:p text:style-name="P1"/>
      <text:p text:style-name="P1"><text:tab/>H_PREV</text:p>
      <text:p text:style-name="P1"><text:tab/><text:tab/>Return the previous element in the history.</text:p>
      <text:p text:style-name="P1"/>
      <text:p text:style-name="P1"><text:tab/>H_NEXT</text:p>
      <text:p text:style-name="P1"><text:tab/><text:tab/>Return the next element in the history.</text:p>
      <text:p text:style-name="P1"/>
      <text:p text:style-name="P1"><text:tab/>H_CURR</text:p>
      <text:p text:style-name="P1"><text:tab/><text:tab/>Return the current element in the history.</text:p>
      <text:p text:style-name="P1"/>
      <text:p text:style-name="P1"><text:tab/>H_SET</text:p>
      <text:p text:style-name="P1"><text:tab/><text:tab/>Set the cursor to point to the requested element.</text:p>
      <text:p text:style-name="P1"/>
      <text:p text:style-name="P1"><text:tab/>H_ADD, const char *str</text:p>
      <text:p text:style-name="P1"><text:tab/><text:tab/>Append str to the current element of the history, or perform the H_ENTER operation with <text:tab/><text:tab/>argument str if there is no current element.</text:p>
      <text:p text:style-name="P1"/>
      <text:p text:style-name="P1"><text:tab/>H_APPEND, const char *str</text:p>
      <text:p text:style-name="P1"><text:tab/><text:tab/>Append str to the last new element of the history.</text:p>
      <text:p text:style-name="P1"/>
      <text:p text:style-name="P1"><text:tab/>H_ENTER, const char *str</text:p>
      <text:p text:style-name="P1"><text:tab/><text:tab/>Add str as a new element to the history, and, if necessary, removing the oldest entry to keep <text:tab/><text:tab/>the list to the created size. If H_SETUNIQUE was has been called with a non-zero <text:tab/><text:tab/><text:tab/>arguments, the element will not be entered into the history if its contents match the ones of <text:tab/><text:tab/>the current history element. If the element is entered history() returns 1, if it is ignored as a <text:tab/><text:tab/>duplicate returns 0. <text:s/>Finally history() returns -1 if an error occurred.</text:p>
      <text:p text:style-name="P1"/>
      <text:p text:style-name="P1"><text:tab/>H_PREV_STR, const char *str</text:p>
      <text:p text:style-name="P1"><text:tab/><text:tab/>Return the closest previous event that starts with str.</text:p>
      <text:p text:style-name="P1"/>
      <text:p text:style-name="P1"><text:tab/>H_NEXT_STR, const char *str</text:p>
      <text:p text:style-name="P1"><text:tab/><text:tab/>Return the closest next event that starts with str.</text:p>
      <text:p text:style-name="P1"/>
      <text:p text:style-name="P1"><text:tab/>H_PREV_EVENT, int e</text:p>
      <text:p text:style-name="P1"><text:tab/><text:tab/>Return the previous event numbered e.</text:p>
      <text:p text:style-name="P1"/>
      <text:p text:style-name="P1"><text:tab/>H_NEXT_EVENT, int e</text:p>
      <text:p text:style-name="P1"><text:tab/><text:tab/>Return the next event numbered e.</text:p>
      <text:p text:style-name="P1"><text:soft-page-break/><text:tab/>H_LOAD, const char *file</text:p>
      <text:p text:style-name="P1"><text:tab/><text:tab/>Load the history list stored in file.</text:p>
      <text:p text:style-name="P1"/>
      <text:p text:style-name="P1"><text:tab/>H_SAVE, const char *file</text:p>
      <text:p text:style-name="P1"><text:tab/><text:tab/>Save the history list to file.</text:p>
      <text:p text:style-name="P1"/>
      <text:p text:style-name="P1"><text:tab/>H_SETUNIQUE, int unique</text:p>
      <text:p text:style-name="P1"><text:tab/><text:tab/>Set flag that adjacent identical event strings should not be entered into the history.</text:p>
      <text:p text:style-name="P1"/>
      <text:p text:style-name="P1"><text:tab/>H_GETUNIQUE</text:p>
      <text:p text:style-name="P1"><text:tab/><text:tab/>Retrieve the current setting if adjacent identical elements should be entered into the history.</text:p>
      <text:p text:style-name="P1"/>
      <text:p text:style-name="P1"><text:tab/>H_DEL, int num</text:p>
      <text:p text:style-name="P1"><text:tab/><text:tab/>Delete the event numbered e. <text:s/>This function is only provided for readline(3) compatibility. <text:s/><text:tab/>The caller is responsible for free'ing the string in the returned HistEvent.</text:p>
      <text:p text:style-name="P1"/>
      <text:p text:style-name="P1"><text:tab/>history() returns &gt;= 0 if the operation op succeeds. <text:s/>Otherwise, -1 is returned and ev is updated to <text:tab/>contain more details about the error.</text:p>
      <text:p text:style-name="P1"/>
      <text:p text:style-name="P4">TOKENIZATION FUNCTIONS</text:p>
      <text:p text:style-name="P1"><text:tab/>The tokenization functions use a common data structure, Tokenizer, which is created by tok_init() <text:tab/>and freed by tok_end(). The following functions are available:</text:p>
      <text:p text:style-name="P1"/>
      <text:p text:style-name="P1"><text:s text:c="5"/>tok_init()</text:p>
      <text:p text:style-name="P1"><text:tab/>Initialise the tokenizer, and return a data structure to be used by all other tokenizer functions. <text:s/>IFS <text:tab/>contains the Input Field Separators, which defaults to &lt;space&gt; , &lt;tab&gt; , and &lt;newline&gt; if NULL.</text:p>
      <text:p text:style-name="P1"/>
      <text:p text:style-name="P1"><text:s text:c="5"/>tok_end()</text:p>
      <text:p text:style-name="P1"><text:tab/>Clean up and finish with t, assumed to have been created with tok_init().</text:p>
      <text:p text:style-name="P1"/>
      <text:p text:style-name="P1"><text:s text:c="5"/>tok_reset()</text:p>
      <text:p text:style-name="P1"><text:tab/>Reset the tokenizer state. <text:s/>Use after a line has been successfully tokenized by tok_line() or tok_str() <text:tab/>and before a new line is to be tokenized.</text:p>
      <text:p text:style-name="P1"/>
      <text:p text:style-name="P1"><text:s text:c="5"/>tok_line()</text:p>
      <text:p text:style-name="P1"><text:tab/>Tokenize li, If successful, modify: argv to contain the words, argc to contain the number of words, <text:tab/>cursorc (if not NULL) to contain the index of the word containing the cursor, and cursoro (if not <text:tab/>NULL) to contain the offset within argv[cursorc] of the cursor.</text:p>
      <text:p text:style-name="P1"/>
      <text:p text:style-name="P1"><text:tab/>Returns 0 if successful, -1 for an internal error, 1 for an unmatched single quote, 2 for an unmatched <text:tab/>double quote, and 3 for a backslash quoted &lt;newline&gt;. <text:s/>A positive exit code indicates that another <text:tab/>line should be read and tokenization attempted again.</text:p>
      <text:p text:style-name="P1"/>
      <text:p text:style-name="P1"><text:s text:c="5"/>tok_str()</text:p>
      <text:p text:style-name="P1"><text:tab/>A simpler form of tok_line(); str is a NULL terminated string totokenize.</text:p>
      <text:p text:style-name="P1"/>
      <text:p text:style-name="P4">SEE ALSO</text:p>
      <text:p text:style-name="P1"><text:s/><text:tab/>sh(1), signal(3), curses(3), editrc(5)</text:p>
      <text:p text:style-name="P1"/>
      <text:p text:style-name="P4">HISTORY</text:p>
      <text:p text:style-name="P1"><text:tab/>The editline library first appeared in 4.4BSD. <text:s/>CC_REDISPLAY appeared in NetBSD 1.3. <text:s/><text:tab/>CC_REFRESH_BEEP, EL_EDITMODE and the readline emulation appeared in NetBSD 1.4. <text:s/><text:tab/>EL_RPROMPT appeared in NetBSD 1.5.</text:p>
      <text:p text:style-name="P1"/>
      <text:p text:style-name="P4"><text:soft-page-break/>AUTHORS</text:p>
      <text:p text:style-name="P1"><text:tab/>The editline library was written by Christos Zoulas. <text:s/>Luke Mewburn wrote this manual and <text:tab/>implemented CC_REDISPLAY, CC_REFRESH_BEEP, EL_EDITMODE, and EL_RPROMPT. <text:s/>Jaromir <text:tab/>Dolecek implemented the readline emulation.</text:p>
      <text:p text:style-name="P1"/>
      <text:p text:style-name="P1"/>
      <text:p text:style-name="P4">BUGS</text:p>
      <text:p text:style-name="P1"><text:tab/>At this time, it is the responsibility of the caller to check the result of the EL_EDITMODE operation <text:tab/>of el_get() (after an el_source() or el_parse()) to determine if editline should be used for further <text:tab/>input. I.e., EL_EDITMODE is purely an indication of the result of the most recent editrc(5) edit <text:tab/>command.</text:p>
      <text:p text:style-name="P1"/>
      <text:p text:style-name="P1"/>
      <text:p text:style-name="P1"/>
      <text:p text:style-name="P1"/>
      <text:p text:style-name="P1"/>
      <text:p text:style-name="P2">BSD<text:tab/><text:tab/><text:tab/> <text:s text:c="6"/>September 9, 2005<text:tab/><text:tab/><text:tab/> <text:s text:c="2"/>BS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" svg:font-family="'Gill Sans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846in" style:type="center"/>
          <style:tab-stop style:position="6.7701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 fo:padding="0in" fo:border-left="none" fo:border-right="none" fo:border-top="none" fo:border-bottom="0.0071in solid #000000" style:shadow="none"/>
      <style:text-properties style:font-name="Gill Sans" fo:font-size="11pt" fo:font-weight="bold" style:font-size-asian="11pt" style:font-weight-asian="bold" style:font-size-complex="11pt" style:font-weight-complex="bold"/>
    </style:style>
    <style:style style:name="MP2" style:family="paragraph" style:parent-style-name="Footer">
      <style:paragraph-properties fo:text-align="end" style:justify-single-word="false"/>
      <style:text-properties style:font-name="Gill Sans"/>
    </style:style>
    <style:page-layout style:name="Mpm1">
      <style:page-layout-properties fo:page-width="8.2701in" fo:page-height="11.6902in" style:num-format="1" style:print-orientation="portrait" fo:margin-top="0.7098in" fo:margin-bottom="0.7098in" fo:margin-left="0.75in" fo:margin-right="0.7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EDITLINE(3)<text:tab/><text:tab/> BSD Library Functions Manual<text:tab/><text:tab/> <text:s text:c="2"/>EDITLINE(3)</text:p>
      </style:header>
      <style:footer>
        <text:p text:style-name="MP2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30T23:54:48</meta:creation-date>
    <dc:date>2009-10-01T00:36:25</dc:date>
    <meta:editing-duration>PT00H41M39S</meta:editing-duration>
    <meta:editing-cycles>6</meta:editing-cycles>
    <meta:generator>NeoOffice/3.0$Unix OpenOffice.org_project/Patch 0</meta:generator>
    <meta:document-statistic meta:table-count="0" meta:image-count="0" meta:object-count="0" meta:page-count="8" meta:paragraph-count="211" meta:word-count="2188" meta:character-count="14503"/>
    <meta:user-defined meta:name="Info 1"/>
    <meta:user-defined meta:name="Info 2"/>
    <meta:user-defined meta:name="Info 3"/>
    <meta:user-defined meta:name="Info 4"/>
  </office:meta>
</office:document-meta>
</file>